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fc8" officeooo:paragraph-rsid="00193fc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3fc8" officeooo:paragraph-rsid="00193fc8" style:font-weight-asian="bold" style:font-weight-complex="bold"/>
    </style:style>
    <style:style style:name="P4" style:family="paragraph" style:parent-style-name="Standard">
      <style:text-properties fo:font-weight="bold" officeooo:rsid="001ac6f9" officeooo:paragraph-rsid="001ac6f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cb22d" officeooo:paragraph-rsid="001cb22d" style:font-weight-asian="bold" style:font-weight-complex="bold"/>
    </style:style>
    <style:style style:name="P7" style:family="paragraph" style:parent-style-name="Standard">
      <style:text-properties fo:font-weight="bold" officeooo:rsid="001d6578" officeooo:paragraph-rsid="001d6578" style:font-weight-asian="bold" style:font-weight-complex="bold"/>
    </style:style>
    <style:style style:name="P8" style:family="paragraph" style:parent-style-name="Standard">
      <style:text-properties fo:font-weight="bold" officeooo:rsid="001e669e" officeooo:paragraph-rsid="001e669e" style:font-weight-asian="bold" style:font-weight-complex="bold"/>
    </style:style>
    <style:style style:name="P9" style:family="paragraph" style:parent-style-name="Standard">
      <style:text-properties fo:font-weight="bold" officeooo:rsid="001f5090" officeooo:paragraph-rsid="001f5090" style:font-weight-asian="bold" style:font-weight-complex="bold"/>
    </style:style>
    <style:style style:name="P10" style:family="paragraph" style:parent-style-name="Standard">
      <style:text-properties fo:font-weight="normal" officeooo:rsid="00193fc8" officeooo:paragraph-rsid="00193fc8" style:font-weight-asian="normal" style:font-weight-complex="normal"/>
    </style:style>
    <style:style style:name="P11" style:family="paragraph" style:parent-style-name="Standard">
      <style:text-properties fo:font-weight="normal" officeooo:rsid="001ac6f9" officeooo:paragraph-rsid="001ac6f9" style:font-weight-asian="normal" style:font-weight-complex="normal"/>
    </style:style>
    <style:style style:name="P12" style:family="paragraph" style:parent-style-name="Standard">
      <style:text-properties fo:font-weight="normal" officeooo:rsid="001cb22d" officeooo:paragraph-rsid="001d6578" style:font-weight-asian="normal" style:font-weight-complex="normal"/>
    </style:style>
    <style:style style:name="P13" style:family="paragraph" style:parent-style-name="Standard">
      <style:text-properties fo:font-weight="normal" officeooo:rsid="001cb22d" officeooo:paragraph-rsid="001cb22d" style:font-weight-asian="normal" style:font-weight-complex="normal"/>
    </style:style>
    <style:style style:name="P14" style:family="paragraph" style:parent-style-name="Standard">
      <style:text-properties fo:font-weight="normal" officeooo:rsid="001d6578" officeooo:paragraph-rsid="001d6578" style:font-weight-asian="normal" style:font-weight-complex="normal"/>
    </style:style>
    <style:style style:name="P15" style:family="paragraph" style:parent-style-name="Standard">
      <style:text-properties fo:font-weight="normal" officeooo:rsid="001e669e" officeooo:paragraph-rsid="001e669e" style:font-weight-asian="normal" style:font-weight-complex="normal"/>
    </style:style>
    <style:style style:name="P16" style:family="paragraph" style:parent-style-name="Standard">
      <style:text-properties fo:font-weight="normal" officeooo:rsid="00200b4b" officeooo:paragraph-rsid="00200b4b" style:font-weight-asian="normal" style:font-weight-complex="normal"/>
    </style:style>
    <style:style style:name="P17" style:family="paragraph" style:parent-style-name="Standard">
      <style:text-properties fo:font-weight="normal" officeooo:rsid="001f5090" officeooo:paragraph-rsid="001f5090" style:font-weight-asian="normal" style:font-weight-complex="normal"/>
    </style:style>
    <style:style style:name="P18" style:family="paragraph" style:parent-style-name="Standard">
      <style:text-properties fo:font-weight="normal" officeooo:rsid="0022b24f" officeooo:paragraph-rsid="0022b24f" style:font-weight-asian="normal" style:font-weight-complex="normal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fo:font-weight="normal" officeooo:rsid="001d6578" officeooo:paragraph-rsid="001d6578" style:font-weight-asian="normal" style:font-weight-complex="normal"/>
    </style:style>
    <style:style style:name="P21" style:family="paragraph" style:parent-style-name="Standard">
      <style:text-properties fo:font-weight="normal" officeooo:rsid="001ac6f9" officeooo:paragraph-rsid="002e4dbb" style:font-weight-asian="normal" style:font-weight-complex="normal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officeooo:rsid="00193fc8" officeooo:paragraph-rsid="00193fc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df9f"/>
    </style:style>
    <style:style style:name="T4" style:family="text">
      <style:text-properties officeooo:rsid="002ae94f"/>
    </style:style>
    <style:style style:name="T5" style:family="text">
      <style:text-properties officeooo:rsid="002dd7cd"/>
    </style:style>
    <style:style style:name="T6" style:family="text">
      <style:text-properties officeooo:rsid="002e4d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Write the SELECT queries to do the following:-</text:p>
      <text:p text:style-name="P5">Note : To solve below queries use “sales” database</text:p>
      <text:p text:style-name="P5"/>
      <text:p text:style-name="P2">1. Write a query that produces all rows from the Customers table for which the salesperson’s number is 1001.</text:p>
      <text:p text:style-name="P6">ANS:</text:p>
      <text:p text:style-name="P6"><text:tab/><text:span text:style-name="T1">-mysql&gt; SELECT * FROM SALESPEOPLE WHERE snum=1001;</text:span></text:p>
      <text:p text:style-name="P13"/>
      <text:p text:style-name="P6">2. Write a select command that produces the rating followed by the name of each customer in San Jose.</text:p>
      <text:p text:style-name="P6"><text:tab/><text:span text:style-name="T1">SELECT rating, cname from CUSTOMERS where CITY='SAN JOSE';</text:span></text:p>
      <text:p text:style-name="P6"/>
      <text:p text:style-name="P6">3.Write a query that will produce the snum values of all salespeople from the Orders table (with the duplicate values suppressed).<text:tab/></text:p>
      <text:p text:style-name="P14">ANS</text:p>
      <text:p text:style-name="P12"><text:tab/>mysql&gt;<text:span text:style-name="T4">SELECT </text:span><text:s/>DISTINCT snum FROM CUSTOMERS;</text:p>
      <text:p text:style-name="P12"/>
      <text:p text:style-name="P7">4. Write a query that will give you all orders for more than Rs. 1,000.</text:p>
      <text:p text:style-name="P7"/>
      <text:p text:style-name="P7">5. Write a query that will give you the names and cities of all salespeople in London with a commission above 0.10.</text:p>
      <text:p text:style-name="P7"/>
      <text:p text:style-name="P7">6. Write a query on the Customers table whose output will exclude all customers with a rating &lt;= 100, unless they are located in Rome.</text:p>
      <text:p text:style-name="P7"/>
      <text:p text:style-name="P14">mysql&gt; SELECT * FROM CUSTOMERS WHERE rating &gt; 100 OR city= 'rome';</text:p>
      <text:p text:style-name="P7"/>
      <text:p text:style-name="P7">7.7. What will be the output from the following query?</text:p>
      <text:p text:style-name="P7"/>
      <text:p text:style-name="P14">Select * from ORDERS</text:p>
      <text:p text:style-name="P14">where (amt &lt; 1000 OR NOT (odate = ‘1990-10-03’ AND cnum &gt; 2003));</text:p>
      <text:p text:style-name="P19"/>
      <text:p text:style-name="P2">8. What will be the output of the following query?</text:p>
      <text:p text:style-name="P19">Select * from Orders</text:p>
      <text:p text:style-name="P19">where NOT ((odate = ‘1990-10-03’ OR snum &gt;1006) AND amt &gt;= 1500);</text:p>
      <text:p text:style-name="P19"/>
      <text:p text:style-name="P2">9. What is a simpler way to write this query?</text:p>
      <text:p text:style-name="P19">Select snum, sname, city, comm from <text:span text:style-name="T5">SALESPEOPLE</text:span></text:p>
      <text:p text:style-name="P19">Where (comm &gt;= .12 or comm &lt;= .14);</text:p>
      <text:p text:style-name="P19"/>
      <text:p text:style-name="P2">10. Write a query that selects all of the customers serviced by</text:p>
      <text:p text:style-name="P2">Peel or Motika.</text:p>
      <text:p text:style-name="P2">(Hint:the snum field relates the two tables to one another).</text:p>
      <text:p text:style-name="P2"/>
      <text:p text:style-name="P19">mysql&gt; select c.cname from CUSTOMERS c INNER JOIN SALESPEOPLE o on (o.snum=c.snum) where o.sname='peel' or o.sname='motika';</text:p>
      <text:p text:style-name="P2"/>
      <text:p text:style-name="P8">11. Write a query that selects all orders except those with zeroes or NULLs in the amt field.</text:p>
      <text:p text:style-name="P8"/>
      <text:p text:style-name="P15">mysql&gt; select * <text:s/>from ORDERS WHERE NOT amt IS NULL OR amt = 0;</text:p>
      <text:p text:style-name="P15"/>
      <text:p text:style-name="P15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1. Write a query to get unique department ID from employee table.</text:p>
      <text:p text:style-name="P3">ANS:</text:p>
      <text:p text:style-name="P1"><text:tab/>-mysql&gt; SELECT DISTINCT DEPARTMENT_ID FROM employees;</text:p>
      <text:p text:style-name="P1"/>
      <text:p text:style-name="P3">2. Write a query to get all employee details from the employee table order by first name, descending.</text:p>
      <text:p text:style-name="P3">ANS:</text:p>
      <text:p text:style-name="P3"><text:tab/><text:span text:style-name="T1">mysql&gt; select FIRST_NAME FROM employees order by FIRST_NAME desc;</text:span></text:p>
      <text:p text:style-name="P10"/>
      <text:p text:style-name="P3"><text:span text:style-name="T1">3. </text:span>Write a query to get the employee ID, names (first_name,last_name), salary in ascending order of salary.</text:p>
      <text:p text:style-name="P3"/>
      <text:p text:style-name="P3"/>
      <text:p text:style-name="P3"><text:span text:style-name="T3">4.</text:span>Display first name and join date of the employees who is either IT Programmer or Sales </text:p>
      <text:p text:style-name="P3"/>
      <text:p text:style-name="P3">5. Display details of employee with ID 150 or 160.</text:p>
      <text:p text:style-name="P3"/>
      <text:p text:style-name="P10">mysql&gt; select * from employees where EMPLOYEE_ID IN (150,160);</text:p>
      <text:p text:style-name="P10"/>
      <text:p text:style-name="P3">6. Display first name, salary, commission pct, and hire date for employees with salary less than 10000.</text:p>
      <text:p text:style-name="P10"/>
      <text:p text:style-name="P10"/>
      <text:p text:style-name="P3">7. Display employees where the first name or last name starts with S.</text:p>
      <text:p text:style-name="P10">mysql&gt; SELECT FIRST_NAME, LAST_NAME <text:s/>FROM employees where FIRST_NAME LIKE "S%" OR LAST_NAME LIKE "S%";</text:p>
      <text:p text:style-name="P10"/>
      <text:p text:style-name="P11">8. <text:span text:style-name="T2">Display details of jobs in the descending order of the title.</text:span></text:p>
      <text:p text:style-name="P4"/>
      <text:p text:style-name="P4">9. Display details of the employees where commission percentage is null and salary in the range 5000 to 10000 and department is 30.</text:p>
      <text:p text:style-name="P4"/>
      <text:p text:style-name="P21">mysql&gt; select DEPARTMENT_ID, COMMISSION_PCT, SALARY from employees where COMMISSION_PCT = NULL OR SALARY BETWEEN 5000 AND 10000 <text:span text:style-name="T6">AND</text:span> DEPARTMENT_ID = 30;</text:p>
      <text:p text:style-name="P11"/>
      <text:p text:style-name="P4">10. Display employees first_name,email who are working in “Executive” department.</text:p>
      <text:p text:style-name="P4">11. Display unique contry_id from locations table.</text:p>
      <text:p text:style-name="P4">12. Display all employees whose have job_id IT_PROG and FI_ACCOUNT.</text:p>
      <text:p text:style-name="P4">13. Display all countries in ascending order.</text:p>
      <text:p text:style-name="P4"/>
      <text:p text:style-name="P4"/>
      <text:p text:style-name="P4"/>
      <text:p text:style-name="P4"/>
      <text:p text:style-name="P4"/>
      <text:p text:style-name="P4"/>
      <text:p text:style-name="P4">Note : To solve below queries use “northwind” database</text:p>
      <text:p text:style-name="P4">1. Write a query to get Product name and quantity/unit</text:p>
      <text:p text:style-name="P4">2. Write a query to get current Product list (Product ID and name)</text:p>
      <text:p text:style-name="P4">3. Write a query to get Product list (id, name, unit price) where current products cost less than $20.</text:p>
      <text:p text:style-name="P18">ANS:</text:p>
      <text:p text:style-name="P11"><text:soft-page-break/>select * from Products where UnitPrice &lt;20;</text:p>
      <text:p text:style-name="P11"/>
      <text:p text:style-name="P11"/>
      <text:p text:style-name="P4">4. Write a query to get Product list (id, name, unit price) where products cost between $15 and $25.</text:p>
      <text:p text:style-name="P11">select * from Products where UnitPrice BETWEEN 15 AND 25;</text:p>
      <text:p text:style-name="P11"/>
      <text:p text:style-name="P4">5. Write a query to get CategoryName and Description from the Categories table.</text:p>
      <text:p text:style-name="P4">6. Write a query to get ContactName, CompanyName, ContactTitle and Phone from the Customers table.</text:p>
      <text:p text:style-name="P4">7. Write a query to get EmployeeID, Title, FirstName, LastName, and Region from the Employees table.</text:p>
      <text:p text:style-name="P4">8. Write a query to get RegionID and RegionDescription from the Region table.</text:p>
      <text:p text:style-name="P4">9. Write a query to get CompanyName, Fax, Phone and HomePage from the Suppliers table.</text:p>
      <text:p text:style-name="P4"/>
      <text:p text:style-name="P4">10. Write a query to get CategoryName and Description from the Categories table sorted by CategoryName.</text:p>
      <text:p text:style-name="P9">ANS :</text:p>
      <text:p text:style-name="P9"><text:tab/><text:span text:style-name="T1">-mysql&gt; SELECT CategoryName , Description from Categories order by CategoryName;</text:span></text:p>
      <text:p text:style-name="P17"/>
      <text:p text:style-name="P9">11. Write a query to get ContactName, CompanyName, ContactTitle, and Phone from the Customers table sorted by Phone.</text:p>
      <text:p text:style-name="P9">12. Create a report showing employees' first and last names and hire dates sorted from newest to oldest employee.</text:p>
      <text:p text:style-name="P4"/>
      <text:p text:style-name="P4"/>
      <text:p text:style-name="P4">13. Create a report showing Northwind's orders sorted by Freight</text:p>
      <text:p text:style-name="P4">from most expensive to cheapest. Show OrderID, OrderDate,</text:p>
      <text:p text:style-name="P4">ShippedDate, CustomerID, and</text:p>
      <text:p text:style-name="P4">Freight.</text:p>
      <text:p text:style-name="P4"/>
      <text:p text:style-name="P4">14. Write a query to get CompanyName, Fax, Phone, HomePage and</text:p>
      <text:p text:style-name="P4">Country from the Suppliers table sorted by Country in descending</text:p>
      <text:p text:style-name="P4">order and then by CompanyName in ascending order.</text:p>
      <text:p text:style-name="P4"/>
      <text:p text:style-name="P4">15. Create a list of employees showing title, first name, and last</text:p>
      <text:p text:style-name="P4">name. Sort by Title in ascending order and then by LastName in</text:p>
      <text:p text:style-name="P4">descending order.</text:p>
      <text:p text:style-name="P4"/>
      <text:p text:style-name="P4">16. Create a report showing all the company names and contact</text:p>
      <text:p text:style-name="P4">names of Northwind's customers in Buenos Aires.</text:p>
      <text:p text:style-name="P4"/>
      <text:p text:style-name="P4"/>
      <text:p text:style-name="P4">17. Create a report showing the product name, unit price and</text:p>
      <text:p text:style-name="P4">quantity per unit of all products that are out of stock.</text:p>
      <text:p text:style-name="P4"/>
      <text:p text:style-name="P4"/>
      <text:p text:style-name="P4">18. Create a report showing the order date, shipped date, customer</text:p>
      <text:p text:style-name="P4">id, and freight of all orders placed on May 19, 1997.</text:p>
      <text:p text:style-name="P11"/>
      <text:p text:style-name="P11">mysql&gt; select orderdate, shippeddate,customerid,freight from Orders where shippeddate= '1997-05-</text:p>
      <text:p text:style-name="P16">19’</text:p>
      <text:p text:style-name="P11"/>
      <text:p text:style-name="P4">19. Create a report that shows the company name, contact name and</text:p>
      <text:p text:style-name="P4">fax number of all customers that have a fax number.</text:p>
      <text:p text:style-name="P11">mysql&gt; select companyname, contactname,fax from Customers where not isnull(fax);</text:p>
      <text:p text:style-name="P4">20. Create a report that shows the first and last name of all</text:p>
      <text:p text:style-name="P4">employees who do not report to anybody.</text:p>
      <text:p text:style-name="P11"><text:soft-page-break/>mysql&gt; select firstname, lastname from Employees where <text:s/>isnull(reportsto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6:15.494971442</meta:creation-date>
    <meta:generator>LibreOffice/6.0.3.2$Linux_X86_64 LibreOffice_project/00m0$Build-2</meta:generator>
    <dc:date>2019-09-10T20:30:34.796471719</dc:date>
    <meta:editing-duration>PT23M1S</meta:editing-duration>
    <meta:editing-cycles>4</meta:editing-cycles>
    <meta:document-statistic meta:table-count="0" meta:image-count="0" meta:object-count="0" meta:page-count="4" meta:paragraph-count="91" meta:word-count="989" meta:character-count="5893" meta:non-whitespace-character-count="4983"/>
  </office:meta>
</office:document-meta>
</file>